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ed Screenshot files to folder since they would not be viewed correctly here.</text:p>
      <text:p text:style-name="Standard"/>
      <text:p text:style-name="Standard">Task2 answer:</text:p>
      <text:p text:style-name="Standard">By extending the class will always extend the Thread class. There will be no chance to extending other classes. Which will result in missing inheritance benefits.</text:p>
      <text:p text:style-name="Standard">By implementing the Runnable class we can extend to other classes, so we are able to use the inheritance benefits. This is why Implementing Runnable is recommended over extending Thread clas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4T19:50:37.461975600</meta:creation-date>
    <dc:date>2021-02-09T15:49:04.924527657</dc:date>
    <meta:initial-creator>Mattia Lerario</meta:initial-creator>
    <meta:generator>LibreOffice/7.0.4.2$Linux_X86_64 LibreOffice_project/1c5f81ee28659974774060c3fe084e73b3bd074b</meta:generator>
    <meta:editing-duration>PT30S</meta:editing-duration>
    <meta:editing-cycles>1</meta:editing-cycles>
    <meta:document-statistic meta:table-count="0" meta:image-count="0" meta:object-count="0" meta:page-count="1" meta:paragraph-count="4" meta:word-count="72" meta:character-count="447" meta:non-whitespace-character-count="378"/>
    <meta:user-defined meta:name="AppVersion">00.0001</meta:user-defined>
    <meta:template xlink:type="simple" xlink:actuate="onRequest" xlink:title="Normal.dotm" xlink:href=""/>
  </office:meta>
</office:document-meta>
</file>